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2.84599304" calcext:value-type="float">
            <text:p>72,84599304</text:p>
          </table:table-cell>
          <table:table-cell office:value-type="float" office:value="1.214147067E-026" calcext:value-type="float">
            <text:p>1,21E-026</text:p>
          </table:table-cell>
          <table:table-cell office:value-type="float" office:value="4.486918926" calcext:value-type="float">
            <text:p>4,486918926</text:p>
          </table:table-cell>
          <table:table-cell table:style-name="ce2" table:formula="of:=([.E3]-[.E2])/[.E2]" office:value-type="float" office:value="0.00349890180839133" calcext:value-type="float">
            <text:p>0,00349890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530" calcext:value-type="float">
            <text:p>145530</text:p>
          </table:table-cell>
          <table:table-cell office:value-type="float" office:value="78.39044952" calcext:value-type="float">
            <text:p>78,39044952</text:p>
          </table:table-cell>
          <table:table-cell office:value-type="float" office:value="1.911358855E-022" calcext:value-type="float">
            <text:p>1,91E-022</text:p>
          </table:table-cell>
          <table:table-cell office:value-type="float" office:value="3.083770514" calcext:value-type="float">
            <text:p>3,0837705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530" calcext:value-type="float">
            <text:p>145530</text:p>
          </table:table-cell>
          <table:table-cell office:value-type="float" office:value="91.96479797" calcext:value-type="float">
            <text:p>91,96479797</text:p>
          </table:table-cell>
          <table:table-cell office:value-type="float" office:value="3.752652675E-021" calcext:value-type="float">
            <text:p>3,75E-021</text:p>
          </table:table-cell>
          <table:table-cell office:value-type="float" office:value="3.087073326" calcext:value-type="float">
            <text:p>3,087073326</text:p>
          </table:table-cell>
          <table:table-cell table:formula="of:=([.E5]-[.E4])/[.E4]" office:value-type="float" office:value="0.00107103041066313" calcext:value-type="float">
            <text:p>0,00107103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6560" calcext:value-type="float">
            <text:p>146560</text:p>
          </table:table-cell>
          <table:table-cell office:value-type="float" office:value="90.49238586" calcext:value-type="float">
            <text:p>90,49238586</text:p>
          </table:table-cell>
          <table:table-cell office:value-type="float" office:value="2.988706124E-018" calcext:value-type="float">
            <text:p>2,99E-018</text:p>
          </table:table-cell>
          <table:table-cell office:value-type="float" office:value="2.473244429" calcext:value-type="float">
            <text:p>2,47324442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6560" calcext:value-type="float">
            <text:p>146560</text:p>
          </table:table-cell>
          <table:table-cell office:value-type="float" office:value="95.44525146" calcext:value-type="float">
            <text:p>95,44525146</text:p>
          </table:table-cell>
          <table:table-cell office:value-type="float" office:value="8.92264093E-018" calcext:value-type="float">
            <text:p>8,92E-018</text:p>
          </table:table-cell>
          <table:table-cell office:value-type="float" office:value="2.474931955" calcext:value-type="float">
            <text:p>2,474931955</text:p>
          </table:table-cell>
          <table:table-cell table:style-name="ce3" table:formula="of:=([.E7]-[.E6])/[.E6]" office:value-type="float" office:value="0.000682312665991653" calcext:value-type="float">
            <text:p>0,00068231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7001" calcext:value-type="float">
            <text:p>147001</text:p>
          </table:table-cell>
          <table:table-cell office:value-type="float" office:value="95.57678986" calcext:value-type="float">
            <text:p>95,57678986</text:p>
          </table:table-cell>
          <table:table-cell office:value-type="float" office:value="2.646031401E-015" calcext:value-type="float">
            <text:p>2,65E-015</text:p>
          </table:table-cell>
          <table:table-cell office:value-type="float" office:value="2.10377717" calcext:value-type="float">
            <text:p>2,1037771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7001" calcext:value-type="float">
            <text:p>147001</text:p>
          </table:table-cell>
          <table:table-cell office:value-type="float" office:value="96.70014954" calcext:value-type="float">
            <text:p>96,70014954</text:p>
          </table:table-cell>
          <table:table-cell office:value-type="float" office:value="3.417385978E-015" calcext:value-type="float">
            <text:p>3,42E-015</text:p>
          </table:table-cell>
          <table:table-cell office:value-type="float" office:value="2.104857683" calcext:value-type="float">
            <text:p>2,104857683</text:p>
          </table:table-cell>
          <table:table-cell table:style-name="ce3" table:formula="of:=([.E9]-[.E8])/[.E8]" office:value-type="float" office:value="0.000513606200983837" calcext:value-type="float">
            <text:p>0,000513606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7407" calcext:value-type="float">
            <text:p>147407</text:p>
          </table:table-cell>
          <table:table-cell office:value-type="float" office:value="96.75331879" calcext:value-type="float">
            <text:p>96,75331879</text:p>
          </table:table-cell>
          <table:table-cell office:value-type="float" office:value="0.0000000000001755809175" calcext:value-type="float">
            <text:p>1,76E-013</text:p>
          </table:table-cell>
          <table:table-cell office:value-type="float" office:value="1.848049045" calcext:value-type="float">
            <text:p>1,84804904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7407" calcext:value-type="float">
            <text:p>147407</text:p>
          </table:table-cell>
          <table:table-cell office:value-type="float" office:value="97.74129486" calcext:value-type="float">
            <text:p>97,74129486</text:p>
          </table:table-cell>
          <table:table-cell office:value-type="float" office:value="0.0000000000001220043218" calcext:value-type="float">
            <text:p>1,22E-013</text:p>
          </table:table-cell>
          <table:table-cell office:value-type="float" office:value="1.848707676" calcext:value-type="float">
            <text:p>1,848707676</text:p>
          </table:table-cell>
          <table:table-cell table:style-name="ce3" table:formula="of:=([.E11]-[.E10])/[.E10]" office:value-type="float" office:value="0.000356392597794977" calcext:value-type="float">
            <text:p>0,00035639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685" calcext:value-type="float">
            <text:p>147685</text:p>
          </table:table-cell>
          <table:table-cell office:value-type="float" office:value="97.76748657" calcext:value-type="float">
            <text:p>97,76748657</text:p>
          </table:table-cell>
          <table:table-cell office:value-type="float" office:value="0.000000000002879052682" calcext:value-type="float">
            <text:p>2,88E-012</text:p>
          </table:table-cell>
          <table:table-cell office:value-type="float" office:value="1.657510161" calcext:value-type="float">
            <text:p>1,65751016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685" calcext:value-type="float">
            <text:p>147685</text:p>
          </table:table-cell>
          <table:table-cell office:value-type="float" office:value="99.22485352" calcext:value-type="float">
            <text:p>99,22485352</text:p>
          </table:table-cell>
          <table:table-cell office:value-type="float" office:value="0.0000000000004364189132" calcext:value-type="float">
            <text:p>4,36E-013</text:p>
          </table:table-cell>
          <table:table-cell office:value-type="float" office:value="1.658337355" calcext:value-type="float">
            <text:p>1,658337355</text:p>
          </table:table-cell>
          <table:table-cell table:formula="of:=([.E13]-[.E12])/[.E12]" office:value-type="float" office:value="0.000499058177417698" calcext:value-type="float">
            <text:p>0,000499058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8127" calcext:value-type="float">
            <text:p>148127</text:p>
          </table:table-cell>
          <table:table-cell office:value-type="float" office:value="99.23466492" calcext:value-type="float">
            <text:p>99,23466492</text:p>
          </table:table-cell>
          <table:table-cell office:value-type="float" office:value="0.00000000002416084" calcext:value-type="float">
            <text:p>2,42E-011</text:p>
          </table:table-cell>
          <table:table-cell office:value-type="float" office:value="1.508183002" calcext:value-type="float">
            <text:p>1,50818300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8127" calcext:value-type="float">
            <text:p>148127</text:p>
          </table:table-cell>
          <table:table-cell office:value-type="float" office:value="99.70657349" calcext:value-type="float">
            <text:p>99,70657349</text:p>
          </table:table-cell>
          <table:table-cell office:value-type="float" office:value="0.00000000003611011143" calcext:value-type="float">
            <text:p>3,61E-011</text:p>
          </table:table-cell>
          <table:table-cell office:value-type="float" office:value="1.508485198" calcext:value-type="float">
            <text:p>1,508485198</text:p>
          </table:table-cell>
          <table:table-cell table:formula="of:=([.E15]-[.E14])/[.E14]" office:value-type="float" office:value="0.000200370909630523" calcext:value-type="float">
            <text:p>0,00020037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305" calcext:value-type="float">
            <text:p>148305</text:p>
          </table:table-cell>
          <table:table-cell office:value-type="float" office:value="99.71582031" calcext:value-type="float">
            <text:p>99,71582031</text:p>
          </table:table-cell>
          <table:table-cell office:value-type="float" office:value="0.000000000146469406" calcext:value-type="float">
            <text:p>1,46E-010</text:p>
          </table:table-cell>
          <table:table-cell office:value-type="float" office:value="1.386288643" calcext:value-type="float">
            <text:p>1,38628864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305" calcext:value-type="float">
            <text:p>148305</text:p>
          </table:table-cell>
          <table:table-cell office:value-type="float" office:value="100.0846176" calcext:value-type="float">
            <text:p>100,0846176</text:p>
          </table:table-cell>
          <table:table-cell office:value-type="float" office:value="0.0000000001663385679" calcext:value-type="float">
            <text:p>1,66E-010</text:p>
          </table:table-cell>
          <table:table-cell office:value-type="float" office:value="1.386525512" calcext:value-type="float">
            <text:p>1,386525512</text:p>
          </table:table-cell>
          <table:table-cell table:formula="of:=([.E17]-[.E16])/[.E16]" office:value-type="float" office:value="0.000170865570598101" calcext:value-type="float">
            <text:p>0,000170865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413" calcext:value-type="float">
            <text:p>148413</text:p>
          </table:table-cell>
          <table:table-cell office:value-type="float" office:value="100.0907059" calcext:value-type="float">
            <text:p>100,0907059</text:p>
          </table:table-cell>
          <table:table-cell office:value-type="float" office:value="0.00000000112612375" calcext:value-type="float">
            <text:p>1,13E-009</text:p>
          </table:table-cell>
          <table:table-cell office:value-type="float" office:value="1.284297705" calcext:value-type="float">
            <text:p>1,28429770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413" calcext:value-type="float">
            <text:p>148413</text:p>
          </table:table-cell>
          <table:table-cell office:value-type="float" office:value="100.3967667" calcext:value-type="float">
            <text:p>100,3967667</text:p>
          </table:table-cell>
          <table:table-cell office:value-type="float" office:value="0.0000000002449786762" calcext:value-type="float">
            <text:p>2,45E-010</text:p>
          </table:table-cell>
          <table:table-cell office:value-type="float" office:value="1.28448832" calcext:value-type="float">
            <text:p>1,28448832</text:p>
          </table:table-cell>
          <table:table-cell table:style-name="ce3" table:formula="of:=([.E19]-[.E18])/[.E18]" office:value-type="float" office:value="0.000148419637641531" calcext:value-type="float">
            <text:p>0,00014841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575" calcext:value-type="float">
            <text:p>148575</text:p>
          </table:table-cell>
          <table:table-cell office:value-type="float" office:value="100.4008942" calcext:value-type="float">
            <text:p>100,4008942</text:p>
          </table:table-cell>
          <table:table-cell office:value-type="float" office:value="0.000000001436053165" calcext:value-type="float">
            <text:p>1,44E-009</text:p>
          </table:table-cell>
          <table:table-cell office:value-type="float" office:value="1.196162224" calcext:value-type="float">
            <text:p>1,19616222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575" calcext:value-type="float">
            <text:p>148575</text:p>
          </table:table-cell>
          <table:table-cell office:value-type="float" office:value="100.884613" calcext:value-type="float">
            <text:p>100,884613</text:p>
          </table:table-cell>
          <table:table-cell office:value-type="float" office:value="0.000000001534526173" calcext:value-type="float">
            <text:p>1,53E-009</text:p>
          </table:table-cell>
          <table:table-cell office:value-type="float" office:value="1.196464539" calcext:value-type="float">
            <text:p>1,196464539</text:p>
          </table:table-cell>
          <table:table-cell table:style-name="ce3" table:formula="of:=([.E21]-[.E20])/[.E20]" office:value-type="float" office:value="0.000252737458125819" calcext:value-type="float">
            <text:p>0,00025273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8841" calcext:value-type="float">
            <text:p>148841</text:p>
          </table:table-cell>
          <table:table-cell office:value-type="float" office:value="100.8227997" calcext:value-type="float">
            <text:p>100,8227997</text:p>
          </table:table-cell>
          <table:table-cell office:value-type="float" office:value="0.00000001647551073" calcext:value-type="float">
            <text:p>1,65E-008</text:p>
          </table:table-cell>
          <table:table-cell office:value-type="float" office:value="1.119615555" calcext:value-type="float">
            <text:p>1,11961555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39369543723859" calcext:value-type="float">
            <text:p>0,0007393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13:22.357329237</dc:date>
    <meta:document-statistic meta:table-count="1" meta:cell-count="121" meta:object-count="0"/>
    <meta:generator>LibreOffice/4.1.4.2$Linux_X86_64 LibreOffice_project/410m0$Build-2</meta:generator>
  </office:meta>
</office:document-meta>
</file>